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Heading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Separador" style:data-style-name="N141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Heading" style:data-style-name="N141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09-05" calcext:value-type="date">
            <text:p>05/09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0-16" calcext:value-type="date">
            <text:p>16/10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1-05" calcext:value-type="date">
            <text:p>05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2-16" calcext:value-type="date">
            <text:p>16/12/2024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1-15" calcext:value-type="date">
            <text:p>15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2-17" calcext:value-type="date">
            <text:p>17/02/2025</text:p>
          </table:table-cell>
          <table:table-cell table:style-name="ce51"/>
          <table:table-cell table:style-name="ce53" office:value-type="string" calcext:value-type="string">
            <text:p>Desconto 10,00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3-14" calcext:value-type="date">
            <text:p>14/03/2025</text:p>
          </table:table-cell>
          <table:table-cell table:style-name="ce51"/>
          <table:table-cell table:style-name="ce53" office:value-type="string" calcext:value-type="string">
            <text:p>Desconto 10,00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4-16" calcext:value-type="date">
            <text:p>16/04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5-16" calcext:value-type="date">
            <text:p>16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6-05" calcext:value-type="date">
            <text:p>05/06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7-17" calcext:value-type="date">
            <text:p>17/07/2025</text:p>
          </table:table-cell>
          <table:table-cell table:style-name="ce51" table:formula="of:=[.C12]-[.F1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8-15" calcext:value-type="date">
            <text:p>15/08/2025</text:p>
          </table:table-cell>
          <table:table-cell table:style-name="ce51" table:formula="of:=[.C13]-[.F1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9-17" calcext:value-type="date">
            <text:p>17/09/2025</text:p>
          </table:table-cell>
          <table:table-cell table:style-name="ce51" table:formula="of:=[.C14]-[.F1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4])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date-style style:name="N15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10:33:45.570132800">00:00:00</text:time></text:span><text:span text:style-name="MT2"><text:s/></text:span></text:p>
        </style:region-center>
        <style:region-right>
          <text:p><text:span text:style-name="MT4">Adailza Gomes Silva 35091771859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dailza Gomes Silva 35091771859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10:33:45.579349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09-17T10:34:26.786938600</dc:date>
    <meta:print-date>2017-09-28T11:35:16</meta:print-date>
    <dc:language>pt-PT</dc:language>
    <meta:editing-cycles>524</meta:editing-cycles>
    <meta:editing-duration>P2DT14H3M17S</meta:editing-duration>
    <meta:printed-by>Carlos Augusto Marcicano</meta:printed-by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